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rotation-align="none"/>
      <style:text-properties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experiment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diag_mod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cell line</text:p>
          </table:table-cell>
          <table:table-cell table:style-name="ce2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04_10_2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2" office:value-type="float" office:value="1024" calcext:value-type="float">
            <text:p>1024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8_23</text:p>
          </table:table-cell>
          <table:table-cell office:value-type="string" calcext:value-type="string">
            <text:p>x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5" office:value-type="string" calcext:value-type="string">
            <text:p>06_05_23</text:p>
          </table:table-cell>
          <table:table-cell table:style-name="ce5"/>
          <table:table-cell table:style-name="ce7"/>
          <table:table-cell table:style-name="ce5"/>
          <table:table-cell table:style-name="ce5" office:value-type="string" calcext:value-type="string">
            <text:p>max_ent_poly6_log_v2_grid</text:p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8_17_23</text:p>
          </table:table-cell>
          <table:table-cell table:number-columns-repeated="3"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08_25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, KDE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11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, K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7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25_2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max_ent_poly6_log_v2_grid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09_2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7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8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55">
      <number:minutes number:style="long"/>
      <number:text>:</number:text>
      <number:seconds number:style="long" number:decimal-places="1"/>
    </number:time-style>
    <number:date-style style:name="N149">
      <number:day/>
      <number:text>-</number:text>
      <number:month number:textual="true"/>
      <number:text>-</number:text>
      <number:year/>
    </number:date-style>
    <number:time-style style:name="N148"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  <number:text> </number:text>
      <number:am-pm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</number:time-style>
    <number:date-style style:name="N128">
      <number:month number:textual="true"/>
      <number:text>-</number:text>
      <number:year/>
    </number:dat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24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10-10T16:15:20.449445937</dc:date>
    <meta:editing-cycles>33</meta:editing-cycles>
    <meta:editing-duration>P42DT20H23M19S</meta:editing-duration>
    <meta:generator>LibreOffice/7.3.7.2$Linux_X86_64 LibreOffice_project/30$Build-2</meta:generator>
    <meta:document-statistic meta:table-count="1" meta:cell-count="225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